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60.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46.8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253.19pt"/>
    </style:style>
    <style:style style:name="co9" style:family="table-column">
      <style:table-column-properties fo:break-before="auto" style:column-width="217.19pt"/>
    </style:style>
    <style:style style:name="co10" style:family="table-column">
      <style:table-column-properties fo:break-before="auto" style:column-width="298.8pt"/>
    </style:style>
    <style:style style:name="co11" style:family="table-column">
      <style:table-column-properties fo:break-before="auto" style:column-width="64.2pt"/>
    </style:style>
    <style:style style:name="co12" style:family="table-column">
      <style:table-column-properties fo:break-before="auto" style:column-width="52.81pt"/>
    </style:style>
    <style:style style:name="co13" style:family="table-column">
      <style:table-column-properties fo:break-before="auto" style:column-width="57.6pt"/>
    </style:style>
    <style:style style:name="co14" style:family="table-column">
      <style:table-column-properties fo:break-before="auto" style:column-width="68.4pt"/>
    </style:style>
    <style:style style:name="co15" style:family="table-column">
      <style:table-column-properties fo:break-before="auto" style:column-width="288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41.41pt" fo:break-before="auto" style:use-optimal-row-height="tru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color="#ff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98fb98"/>
    </style:style>
    <style:style style:name="ce10" style:family="table-cell" style:parent-style-name="Default" style:data-style-name="N0">
      <style:table-cell-properties fo:background-color="#98fb98"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transparent" style:vertical-align="top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top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style:vertical-align="top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8fb98" style:text-align-source="fix" style:repeat-content="false" style:vertical-align="top"/>
      <style:paragraph-properties fo:text-align="center"/>
    </style:style>
    <style:style style:name="ce18" style:family="table-cell" style:parent-style-name="Default" style:data-style-name="N0">
      <style:table-cell-properties fo:background-color="transparent" style:vertical-align="top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98fb98" fo:border="0.06pt solid #000000"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style:vertical-align="top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top"/>
    </style:style>
    <style:style style:name="ce27" style:family="table-cell" style:parent-style-name="Default" style:data-style-name="N0">
      <style:table-cell-properties fo:background-color="transparent" style:vertical-align="top"/>
    </style:style>
    <style:style style:name="ce28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2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error-message table:message-type="stop" table:display="true"/>
        </table:content-validation>
        <table:content-validation table:name="val2" table:base-cell-address="Product_Backlog.A1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Product_Backlog.A1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Product_Backlog.A1">
          <table:help-message table:title="Required Sprint" table:display="true"/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Product_Backlog.A1">
          <table:help-message table:title="Estimate" table:display="true"/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Product_Backlog.A1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Product_Backlog.A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message-type="stop" table:display="true"/>
        </table:content-validation>
        <table:content-validation table:name="val12" table:condition="of:cell-content-is-in-list([Product_Backlog.$A$24:.$A$105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3" table:condition="of:cell-content-is-in-list([Product_Backlog.$G$5:.$G$8])" table:allow-empty-cell="true" table:display-list="unsorted" table:base-cell-address="Sprint_01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4" table:base-cell-address="Product_Backlog.A1">
          <table:help-message table:title="Task Description" table:display="true"/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 <text:s text:c="2"/>Select "Completed Day 1" if finished on the first day, and</text:p>
            <text:p> <text:s text:c="2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Product_Backlog.A1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condition="of:cell-content-is-in-list([Product_Backlog.$A$24:.$A$105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8" table:condition="of:cell-content-is-in-list([Product_Backlog.$G$5:.$G$8])" table:allow-empty-cell="true" table:display-list="unsorted" table:base-cell-address="Sprint_02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9" table:condition="of:cell-content-is-in-list([Product_Backlog.$A$24:.$A$105])" table:allow-empty-cell="true" table:display-list="unsorted" table:base-cell-address="Sprint_03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0" table:condition="of:cell-content-is-in-list([Product_Backlog.$G$5:.$G$8])" table:allow-empty-cell="true" table:display-list="unsorted" table:base-cell-address="Sprint_03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Product_Backlog.$A$24:.$A$105])" table:allow-empty-cell="true" table:display-list="unsorted" table:base-cell-address="Sprint_04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Product_Backlog.$G$5:.$G$8])" table:allow-empty-cell="true" table:display-list="unsorted" table:base-cell-address="Sprint_04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condition="of:cell-content-is-in-list([Product_Backlog.$A$24:.$A$105])" table:allow-empty-cell="true" table:display-list="unsorted" table:base-cell-address="Sprint_05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Product_Backlog.$G$5:.$G$8])" table:allow-empty-cell="true" table:display-list="unsorted" table:base-cell-address="Sprint_05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[Product_Backlog.$A$24:.$A$105])" table:allow-empty-cell="true" table:display-list="unsorted" table:base-cell-address="Sprint_06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6" table:condition="of:cell-content-is-in-list([Product_Backlog.$G$5:.$G$8])" table:allow-empty-cell="true" table:display-list="unsorted" table:base-cell-address="Sprint_06_Backlog.C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25.64pt" svg:x="717.93pt" svg:y="21pt">
            <loext:p draw:notify-on-update-of-ranges="Product_Backlog.A12:Product_Backlog.A18 Product_Backlog.B12:Product_Backlog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5" table:number-rows-spanned="1">
            <text:p>MICE Manager</text:p>
          </table:table-cell>
          <table:covered-table-cell table:number-columns-repeated="4"/>
          <table:table-cell table:style-name="ce6"/>
          <table:table-cell table:style-name="ce23" office:value-type="string" calcext:value-type="string">
            <text:p>Complete Fields in Green!!!</text:p>
          </table:table-cell>
          <table:table-cell table:style-name="ce25"/>
          <table:table-cell table:style-name="ce27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table:number-columns-spanned="5" table:number-rows-spanned="1"/>
          <table:covered-table-cell table:number-columns-repeated="4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number-columns-repeated="2"/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/>
          <table:table-cell table:style-name="ce6" office:value-type="string" calcext:value-type="string">
            <text:p>Team Member Name</text:p>
          </table:table-cell>
          <table:table-cell table:style-name="ce6" table:number-columns-repeated="4"/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Student ID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10" table:content-validation-name="val3" table:number-columns-spanned="5" table:number-rows-spanned="1"/>
          <table:covered-table-cell table:number-columns-repeated="4"/>
          <table:table-cell table:style-name="ce19" table:content-validation-name="val9" office:value-type="string" calcext:value-type="string">
            <text:p>VP</text:p>
          </table:table-cell>
          <table:table-cell table:style-name="ce19" table:content-validation-name="val10" office:value-type="string" calcext:value-type="string">
            <text:p>Vivek Patel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Teams Only:</text:p>
          </table:table-cell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Teams Only:</text:p>
          </table:table-cell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Teams Only:</text:p>
          </table:table-cell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1">
          <table:table-cell table:style-name="ce3"/>
          <table:table-cell table:style-name="ce12" office:value-type="string" calcext:value-type="string">
            <text:p>Note: Teams MUST be approved by the Professor (NOT TA) in advance</text:p>
          </table:table-cell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 table:number-columns-repeated="6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4" office:value-type="string" calcext:value-type="string">
            <text:p>Sprint #</text:p>
          </table:table-cell>
          <table:table-cell table:style-name="ce13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6" table:number-columns-repeated="2"/>
          <table:table-cell table:style-name="ce6" office:value-type="string" calcext:value-type="string">
            <text:p>Comment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6" table:formula="of:=COUNT([.B24:.B131])" office:value-type="float" office:value="37" calcext:value-type="float">
            <text:p>37</text:p>
          </table:table-cell>
          <table:table-cell table:style-name="ce14"/>
          <table:table-cell table:style-name="ce6"/>
          <table:table-cell table:style-name="ce15" office:value-type="string" calcext:value-type="string">
            <text:p>Total</text:p>
          </table:table-cell>
          <table:table-cell table:style-name="ce6" office:value-type="string" calcext:value-type="string">
            <text:p>Total number of features (in column H)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table:formula="of:=[.B12]-[.C13]" office:value-type="float" office:value="34" calcext:value-type="float">
            <text:p>34</text:p>
          </table:table-cell>
          <table:table-cell table:style-name="ce14" table:formula="of:=COUNTIF([.F$24:.F$105];&quot;Finished in Sprint 1&quot;)" office:value-type="float" office:value="3" calcext:value-type="float">
            <text:p>3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Total features left at the end of Sprint #1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table:formula="of:=[.B13]-[.C14]" office:value-type="float" office:value="30" calcext:value-type="float">
            <text:p>30</text:p>
          </table:table-cell>
          <table:table-cell table:style-name="ce14" table:formula="of:=COUNTIF([.F$24:.F$105];&quot;Finished in Sprint 2&quot;)" office:value-type="float" office:value="4" calcext:value-type="float">
            <text:p>4</text:p>
          </table:table-cell>
          <table:table-cell table:style-name="ce6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Total features left at the end of Sprint #2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table:formula="of:=[.B14]-[.C15]" office:value-type="float" office:value="25" calcext:value-type="float">
            <text:p>25</text:p>
          </table:table-cell>
          <table:table-cell table:style-name="ce14" table:formula="of:=COUNTIF([.F$24:.F$105];&quot;Finished in Sprint 3&quot;)" office:value-type="float" office:value="5" calcext:value-type="float">
            <text:p>5</text:p>
          </table:table-cell>
          <table:table-cell table:style-name="ce6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...and so on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table:formula="of:=[.B15]-[.C16]" office:value-type="float" office:value="20" calcext:value-type="float">
            <text:p>20</text:p>
          </table:table-cell>
          <table:table-cell table:style-name="ce14" table:formula="of:=COUNTIF([.F$24:.F$105];&quot;Finished in Sprint 4&quot;)" office:value-type="float" office:value="5" calcext:value-type="float">
            <text:p>5</text:p>
          </table:table-cell>
          <table:table-cell table:style-name="ce6"/>
          <table:table-cell table:style-name="ce15"/>
          <table:table-cell table:style-name="ce18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table:formula="of:=[.B16]-[.C17]" office:value-type="float" office:value="19" calcext:value-type="float">
            <text:p>19</text:p>
          </table:table-cell>
          <table:table-cell table:style-name="ce14" table:formula="of:=COUNTIF([.F$24:.F$105];&quot;Finished in Sprint 5&quot;)" office:value-type="float" office:value="1" calcext:value-type="float">
            <text:p>1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table:formula="of:=[.B17]-[.C18]" office:value-type="float" office:value="15" calcext:value-type="float">
            <text:p>15</text:p>
          </table:table-cell>
          <table:table-cell table:style-name="ce14" table:formula="of:=COUNTIF([.F$24:.F$105];&quot;Finished in Sprint 6&quot;)" office:value-type="float" office:value="4" calcext:value-type="float">
            <text:p>4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8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5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6"/>
          <table:table-cell table:style-name="ce6" office:value-type="string" calcext:value-type="string">
            <text:p>Additional features may be proposed by the student but must be approved by the Product Owner in writing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4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</text:p>
          </table:table-cell>
          <table:table-cell table:style-name="ce5" table:content-validation-name="val4" office:value-type="float" office:value="1" calcext:value-type="float">
            <text:p>1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, just test the classes here w/o GU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</text:p>
          </table:table-cell>
          <table:table-cell table:style-name="ce5" table:content-validation-name="val4" office:value-type="float" office:value="2" calcext:value-type="float">
            <text:p>2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containe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</text:p>
          </table:table-cell>
          <table:table-cell table:style-name="ce5" table:content-validation-name="val4" office:value-type="float" office:value="3" calcext:value-type="float">
            <text:p>3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topping</text:p>
          </table:table-cell>
          <table:table-cell table:style-name="ce26" office:value-type="string" calcext:value-type="string">
            <text:p>Stock and sell better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I</text:p>
          </table:table-cell>
          <table:table-cell table:style-name="ce5" table:content-validation-name="val4" office:value-type="float" office:value="4" calcext:value-type="float">
            <text:p>4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This is the main window, with menu bar, tool bar, and optionally status b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GUI</text:p>
          </table:table-cell>
          <table:table-cell table:style-name="ce5" table:content-validation-name="val4" office:value-type="float" office:value="5" calcext:value-type="float">
            <text:p>5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One dialog should server for all items with minor variation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S</text:p>
          </table:table-cell>
          <table:table-cell table:style-name="ce5" table:content-validation-name="val4" office:value-type="float" office:value="6" calcext:value-type="float">
            <text:p>6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Create dairy products to sell</text:p>
          </table:table-cell>
          <table:table-cell table:style-name="ce26" office:value-type="string" calcext:value-type="string">
            <text:p>Pick a container, 1-N scoop flavors, and 0-N toppings via one or more dialogs, instance a serving object, and push on a vect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</text:p>
          </table:table-cell>
          <table:table-cell table:style-name="ce5" table:content-validation-name="val4" office:value-type="float" office:value="7" calcext:value-type="float">
            <text:p>7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components of a serving (container, scoops, and toppings) for verification</text:p>
          </table:table-cell>
          <table:table-cell table:style-name="ce26" office:value-type="string" calcext:value-type="string">
            <text:p>Ensure my order was taken correctly</text:p>
          </table:table-cell>
          <table:table-cell table:style-name="ce26" office:value-type="string" calcext:value-type="string">
            <text:p>This is effectively a to_string method to a dialog with confirm or start over button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M</text:p>
          </table:table-cell>
          <table:table-cell table:style-name="ce5" table:content-validation-name="val4" office:value-type="float" office:value="8" calcext:value-type="float">
            <text:p>8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server</text:p>
          </table:table-cell>
          <table:table-cell table:style-name="ce26" office:value-type="string" calcext:value-type="string">
            <text:p>Staff the emporium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CB</text:p>
          </table:table-cell>
          <table:table-cell table:style-name="ce5" table:content-validation-name="val4" office:value-type="float" office:value="9" calcext:value-type="float">
            <text:p>9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new beloved customer</text:p>
          </table:table-cell>
          <table:table-cell table:style-name="ce26" office:value-type="string" calcext:value-type="string">
            <text:p>Keep track of our customers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CO</text:p>
          </table:table-cell>
          <table:table-cell table:style-name="ce5" table:content-validation-name="val4" office:value-type="float" office:value="10" calcext:value-type="float">
            <text:p>10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rve everyone in a customer party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SB</text:p>
          </table:table-cell>
          <table:table-cell table:style-name="ce5" table:content-validation-name="val4" office:value-type="float" office:value="11" calcext:value-type="float">
            <text:p>11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This just enables the Customer role to do what the Server can do in defining a serving…</text:p>
          </table:table-cell>
          <table:table-cell table:style-name="ce28" table:number-columns-repeated="1014"/>
        </table:table-row>
        <table:table-row table:style-name="ro2">
          <table:table-cell office:value-type="string" calcext:value-type="string">
            <text:p>COB</text:p>
          </table:table-cell>
          <table:table-cell table:style-name="ce5" table:content-validation-name="val4" office:value-type="float" office:value="12" calcext:value-type="float">
            <text:p>12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3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...and order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E</text:p>
          </table:table-cell>
          <table:table-cell table:style-name="ce5" table:content-validation-name="val4" office:value-type="float" office:value="13" calcext:value-type="float">
            <text:p>13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4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emporium that stocks items and maintains a cash register</text:p>
          </table:table-cell>
          <table:table-cell table:style-name="ce26" office:value-type="string" calcext:value-type="string">
            <text:p>Manage the emporium</text:p>
          </table:table-cell>
          <table:table-cell table:style-name="ce26" office:value-type="string" calcext:value-type="string">
            <text:p>This includes item stocks, server and customer lists, and the cash register</text:p>
          </table:table-cell>
          <table:table-cell table:style-name="ce28" table:number-columns-repeated="1014"/>
        </table:table-row>
        <table:table-row table:style-name="ro5">
          <table:table-cell office:value-type="string" calcext:value-type="string">
            <text:p>MST</text:p>
          </table:table-cell>
          <table:table-cell table:style-name="ce5" table:content-validation-name="val4" office:value-type="float" office:value="14" calcext:value-type="float">
            <text:p>14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4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Manage the state of each order (unfilled -&gt; filled -&gt; paid, or unfilled -&gt; canceled)</text:p>
          </table:table-cell>
          <table:table-cell table:style-name="ce26" office:value-type="string" calcext:value-type="string">
            <text:p>Ensure each order is filled and payment collected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SAVD</text:p>
          </table:table-cell>
          <table:table-cell table:style-name="ce5" table:content-validation-name="val4" office:value-type="float" office:value="15" calcext:value-type="float">
            <text:p>15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4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LOAD</text:p>
          </table:table-cell>
          <table:table-cell table:style-name="ce5" table:content-validation-name="val4" office:value-type="float" office:value="16" calcext:value-type="float">
            <text:p>16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4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Load data from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POS</text:p>
          </table:table-cell>
          <table:table-cell table:style-name="ce5" table:content-validation-name="val4" office:value-type="float" office:value="17" calcext:value-type="float">
            <text:p>17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5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Show the servings in an order for the servers (what to prepare)</text:p>
          </table:table-cell>
          <table:table-cell table:style-name="ce26" office:value-type="string" calcext:value-type="string">
            <text:p>Know what to put into each serving in an order</text:p>
          </table:table-cell>
          <table:table-cell table:style-name="ce26" office:value-type="string" calcext:value-type="string">
            <text:p>This can simply be text in a MessageDialog, or something snazzier; <text:s/>probably similar to PS</text:p>
          </table:table-cell>
          <table:table-cell table:style-name="ce28" table:number-columns-repeated="1014"/>
        </table:table-row>
        <table:table-row table:style-name="ro2">
          <table:table-cell office:value-type="string" calcext:value-type="string">
            <text:p>POC</text:p>
          </table:table-cell>
          <table:table-cell table:style-name="ce5" table:content-validation-name="val4" office:value-type="float" office:value="18" calcext:value-type="float">
            <text:p>18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4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servings in an order for the customer (what was ordered / how much it costs)</text:p>
          </table:table-cell>
          <table:table-cell table:style-name="ce26" office:value-type="string" calcext:value-type="string">
            <text:p>Verify that my order was taken correctly and see the price</text:p>
          </table:table-cell>
          <table:table-cell table:style-name="ce26" office:value-type="string" calcext:value-type="string">
            <text:p>This can simply be text in a MessageDialog, or something snazzier; probably similar to PS</text:p>
          </table:table-cell>
          <table:table-cell table:style-name="ce28" table:number-columns-repeated="1014"/>
        </table:table-row>
        <table:table-row table:style-name="ro2">
          <table:table-cell office:value-type="string" calcext:value-type="string">
            <text:p>CM</text:p>
          </table:table-cell>
          <table:table-cell table:style-name="ce5" table:content-validation-name="val4" office:value-type="float" office:value="19" calcext:value-type="float">
            <text:p>19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6</text:p>
          </table:table-cell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amed manager</text:p>
          </table:table-cell>
          <table:table-cell table:style-name="ce26" office:value-type="string" calcext:value-type="string">
            <text:p>Delegate management tasks to a pro</text:p>
          </table:table-cell>
          <table:table-cell table:style-name="ce26"/>
          <table:table-cell table:style-name="ce28" table:number-columns-repeated="1014"/>
        </table:table-row>
        <table:table-row table:style-name="ro2">
          <table:table-cell office:value-type="string" calcext:value-type="string">
            <text:p>P&amp;L</text:p>
          </table:table-cell>
          <table:table-cell table:style-name="ce5" table:content-validation-name="val4" office:value-type="float" office:value="20" calcext:value-type="float">
            <text:p>20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6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a Profit &amp; Loss statement, showing all income, expenses, and total profit</text:p>
          </table:table-cell>
          <table:table-cell table:style-name="ce26" office:value-type="string" calcext:value-type="string">
            <text:p>Ensure that we’re making a profit and thus avoid bankruptcy</text:p>
          </table:table-cell>
          <table:table-cell table:style-name="ce26"/>
          <table:table-cell table:style-name="ce29" table:number-columns-repeated="1014"/>
        </table:table-row>
        <table:table-row table:style-name="ro2">
          <table:table-cell office:value-type="string" calcext:value-type="string">
            <text:p>RI</text:p>
          </table:table-cell>
          <table:table-cell table:style-name="ce5" table:content-validation-name="val4" office:value-type="float" office:value="21" calcext:value-type="float">
            <text:p>21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6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n Inventory Report, listing every item and the quantity in stock</text:p>
          </table:table-cell>
          <table:table-cell table:style-name="ce26" office:value-type="string" calcext:value-type="string">
            <text:p>Ensure we don’t run out of any product and thus disappoint our customers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PIX</text:p>
          </table:table-cell>
          <table:table-cell table:style-name="ce5" table:content-validation-name="val4" office:value-type="float" office:value="22" calcext:value-type="float">
            <text:p>22</text:p>
          </table:table-cell>
          <table:table-cell table:style-name="ce5" table:content-validation-name="val5"/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Add and display pictures for each item (container, ice cream flavor, and topping)</text:p>
          </table:table-cell>
          <table:table-cell table:style-name="ce26" office:value-type="string" calcext:value-type="string">
            <text:p>Better understand the menu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TM</text:p>
          </table:table-cell>
          <table:table-cell table:style-name="ce5" table:content-validation-name="val4" office:value-type="float" office:value="23" calcext:value-type="float">
            <text:p>23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Server Report, listing all info about each server including # of orders served</text:p>
          </table:table-cell>
          <table:table-cell table:style-name="ce26" office:value-type="string" calcext:value-type="string">
            <text:p>Better manage our team and reward productive team members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ETMS</text:p>
          </table:table-cell>
          <table:table-cell table:style-name="ce5" table:content-validation-name="val4" office:value-type="float" office:value="24" calcext:value-type="float">
            <text:p>24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hange a server salary</text:p>
          </table:table-cell>
          <table:table-cell table:style-name="ce26" office:value-type="string" calcext:value-type="string">
            <text:p>Offer promotions and pay bumps to motivate our team members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AI</text:p>
          </table:table-cell>
          <table:table-cell table:style-name="ce5" table:content-validation-name="val4" office:value-type="float" office:value="25" calcext:value-type="float">
            <text:p>25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 office:value-type="string" calcext:value-type="string">
            <text:p>Finished in Sprint 6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Restock items (ice cream flavor, container, and topping)</text:p>
          </table:table-cell>
          <table:table-cell table:style-name="ce26" office:value-type="string" calcext:value-type="string">
            <text:p>Ensure we can fill every order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O</text:p>
          </table:table-cell>
          <table:table-cell table:style-name="ce5" table:content-validation-name="val4" office:value-type="float" office:value="26" calcext:value-type="float">
            <text:p>26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Order Report, showing all pending orders (unfilled and filled but unpaid)</text:p>
          </table:table-cell>
          <table:table-cell table:style-name="ce26" office:value-type="string" calcext:value-type="string">
            <text:p>Better manage our production process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B</text:p>
          </table:table-cell>
          <table:table-cell table:style-name="ce5" table:content-validation-name="val4" office:value-type="float" office:value="27" calcext:value-type="float">
            <text:p>27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Customer Report, listing all info about each customer</text:p>
          </table:table-cell>
          <table:table-cell table:style-name="ce26" office:value-type="string" calcext:value-type="string">
            <text:p>Better attract repeat customers and handle complaints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EF</text:p>
          </table:table-cell>
          <table:table-cell table:style-name="ce5" table:content-validation-name="val4" office:value-type="float" office:value="28" calcext:value-type="float">
            <text:p>28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n ice cream flavo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EC</text:p>
          </table:table-cell>
          <table:table-cell table:style-name="ce5" table:content-validation-name="val4" office:value-type="float" office:value="29" calcext:value-type="float">
            <text:p>29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containe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ET</text:p>
          </table:table-cell>
          <table:table-cell table:style-name="ce5" table:content-validation-name="val4" office:value-type="float" office:value="30" calcext:value-type="float">
            <text:p>30</text:p>
          </table:table-cell>
          <table:table-cell table:style-name="ce5" table:content-validation-name="val5"/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new topping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OA</text:p>
          </table:table-cell>
          <table:table-cell table:style-name="ce5" table:content-validation-name="val4" office:value-type="float" office:value="31" calcext:value-type="float">
            <text:p>31</text:p>
          </table:table-cell>
          <table:table-cell table:style-name="ce5" table:content-validation-name="val5"/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Order Report option to show completed as well as pending orders</text:p>
          </table:table-cell>
          <table:table-cell table:style-name="ce26" office:value-type="string" calcext:value-type="string">
            <text:p>Review our order history seeking patterns to understand how to improve efficiency and profit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SALL</text:p>
          </table:table-cell>
          <table:table-cell table:style-name="ce5" table:content-validation-name="val4" office:value-type="float" office:value="32" calcext:value-type="float">
            <text:p>32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LALL</text:p>
          </table:table-cell>
          <table:table-cell table:style-name="ce5" table:content-validation-name="val4" office:value-type="float" office:value="33" calcext:value-type="float">
            <text:p>33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CENEW</text:p>
          </table:table-cell>
          <table:table-cell table:style-name="ce5" table:content-validation-name="val4" office:value-type="float" office:value="34" calcext:value-type="float">
            <text:p>34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ew franchis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XI</text:p>
          </table:table-cell>
          <table:table-cell table:style-name="ce5" table:content-validation-name="val4" office:value-type="float" office:value="35" calcext:value-type="float">
            <text:p>35</text:p>
          </table:table-cell>
          <table:table-cell table:style-name="ce5" table:content-validation-name="val5"/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Retire an item (no longer enable its selection for a new order, but keep in reports)</text:p>
          </table:table-cell>
          <table:table-cell table:style-name="ce26" office:value-type="string" calcext:value-type="string">
            <text:p>Remove items no longer offered from the menu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XT</text:p>
          </table:table-cell>
          <table:table-cell table:style-name="ce5" table:content-validation-name="val4" office:value-type="float" office:value="36" calcext:value-type="float">
            <text:p>36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uspend a server (no longer allow their selection for an order or restock, but keep in reports)</text:p>
          </table:table-cell>
          <table:table-cell table:style-name="ce26" office:value-type="string" calcext:value-type="string">
            <text:p>Remove team members who aren’t currently active from our drop-down lists (except reports)</text:p>
          </table:table-cell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XXT</text:p>
          </table:table-cell>
          <table:table-cell table:style-name="ce5" table:content-validation-name="val4" office:value-type="float" office:value="37" calcext:value-type="float">
            <text:p>37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6" office:value-type="string" calcext:value-type="string">
            <text:p>Add a former team member tack into service</text:p>
          </table:table-cell>
          <table:table-cell table:style-name="ce26"/>
          <table:table-cell table:number-columns-repeated="1014"/>
        </table:table-row>
        <table:table-row table:style-name="ro6" table:number-rows-repeated="39">
          <table:table-cell/>
          <table:table-cell table:style-name="ce5" table:content-validation-name="val4"/>
          <table:table-cell table:style-name="ce5" table:content-validation-name="val5"/>
          <table:table-cell table:style-name="ce5" table:content-validation-name="val6"/>
          <table:table-cell table:style-name="ce17" table:content-validation-name="val7"/>
          <table:table-cell table:style-name="ce17" table:content-validation-name="val8"/>
          <table:table-cell table:style-name="ce22"/>
          <table:table-cell/>
          <table:table-cell table:style-name="ce26" table:number-columns-repeated="2"/>
          <table:table-cell table:number-columns-repeated="1014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21.76pt" svg:y="35.09pt">
            <loext:p draw:notify-on-update-of-ranges="Sprint_01_Backlog.B7:Sprint_01_Backlog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19" calcext:value-type="date">
            <text:p>Oct 1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5" calcext:value-type="float">
            <text:p>5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5" calcext:value-type="float">
            <text:p>5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5" calcext:value-type="float">
            <text:p>5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5" calcext:value-type="float">
            <text:p>5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5" calcext:value-type="float">
            <text:p>5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5" calcext:value-type="float">
            <text:p>5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5" calcext:value-type="float">
            <text:p>5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5" calcext:value-type="float">
            <text:p>5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2"/>
          <table:table-cell table:style-name="ce9" table:content-validation-name="val13"/>
          <table:table-cell table:style-name="ce37" office:value-type="string" calcext:value-type="string">
            <text:p>Create classes for the feature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 office:value-type="string" calcext:value-type="string">
            <text:p>Create item class and test for item class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 office:value-type="string" calcext:value-type="string">
            <text:p>Create Container class and inherit item class feature in container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 office:value-type="string" calcext:value-type="string">
            <text:p>Create Scoop and Tooping class and inherit item class feature in them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 office:value-type="string" calcext:value-type="string">
            <text:p>Create test for classes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loext:p draw:notify-on-update-of-ranges="Sprint_02_Backlog.B7:Sprint_02_Backlog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6" calcext:value-type="float">
            <text:p>6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6" calcext:value-type="float">
            <text:p>6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6" calcext:value-type="float">
            <text:p>6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6" calcext:value-type="float">
            <text:p>6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4" calcext:value-type="float">
            <text:p>4</text:p>
          </table:table-cell>
          <table:table-cell table:style-name="ce30" table:formula="of:=COUNTIF([.E$17:.E$995]; &quot;Completed Day 4&quot;)" office:value-type="float" office:value="2" calcext:value-type="float">
            <text:p>2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3" calcext:value-type="float">
            <text:p>3</text:p>
          </table:table-cell>
          <table:table-cell table:style-name="ce30" table:formula="of:=COUNTIF([.E$17:.E$995]; &quot;Completed Day 5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3" calcext:value-type="float">
            <text:p>3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7"/>
          <table:table-cell table:style-name="ce9" table:content-validation-name="val18"/>
          <table:table-cell table:style-name="ce37" office:value-type="string" calcext:value-type="string">
            <text:p>Created a dialog class for Managing every thing in GUI terminal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 office:value-type="string" calcext:value-type="string">
            <text:p>Creating a dialog class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 office:value-type="string" calcext:value-type="string">
            <text:p>Create a Window class for Gui Terminal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 office:value-type="string" calcext:value-type="string">
            <text:p>Create two functions in Window class one for creating and one for creating for serving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 office:value-type="string" calcext:value-type="string">
            <text:p>Using Dialog class in the functions of Window class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 office:value-type="string" calcext:value-type="string">
            <text:p>After creating confirm the serving through Message dialog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3_Backlog" table:style-name="ta1">
        <table:shapes>
          <draw:frame draw:z-index="0" draw:name="Chart 1" draw:style-name="gr1" svg:width="295.37pt" svg:height="146.07pt" svg:x="321.76pt" svg:y="35.09pt">
            <loext:p draw:notify-on-update-of-ranges="Sprint_03_Backlog.B7:Sprint_03_Backlog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5" calcext:value-type="float">
            <text:p>5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5" calcext:value-type="float">
            <text:p>5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5" calcext:value-type="float">
            <text:p>5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4" calcext:value-type="float">
            <text:p>4</text:p>
          </table:table-cell>
          <table:table-cell table:style-name="ce30" table:formula="of:=COUNTIF([.E$17:.E$995]; &quot;Completed Day 3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2" calcext:value-type="float">
            <text:p>2</text:p>
          </table:table-cell>
          <table:table-cell table:style-name="ce30" table:formula="of:=COUNTIF([.E$17:.E$995]; &quot;Completed Day 4&quot;)" office:value-type="float" office:value="2" calcext:value-type="float">
            <text:p>2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2" calcext:value-type="float">
            <text:p>2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2" calcext:value-type="float">
            <text:p>2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9"/>
          <table:table-cell table:style-name="ce9" table:content-validation-name="val20"/>
          <table:table-cell table:style-name="ce37" office:value-type="string" calcext:value-type="string">
            <text:p>Make A person Class as a base class</text:p>
          </table:table-cell>
          <table:table-cell table:style-name="ce38" table:content-validation-name="val15" office:value-type="string" calcext:value-type="string">
            <text:p>Completed Day 3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 office:value-type="string" calcext:value-type="string">
            <text:p>Create manager, customer and server class 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 office:value-type="string" calcext:value-type="string">
            <text:p>Inherit from person class into manager, customer and server class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 office:value-type="string" calcext:value-type="string">
            <text:p>create an order class 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 office:value-type="string" calcext:value-type="string">
            <text:p>take servings into order class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4_Backlog" table:style-name="ta1">
        <table:shapes>
          <draw:frame draw:z-index="0" draw:name="Chart 1" draw:style-name="gr1" svg:width="295.37pt" svg:height="146.07pt" svg:x="321.76pt" svg:y="35.09pt">
            <loext:p draw:notify-on-update-of-ranges="Sprint_04_Backlog.B7:Sprint_04_Backlog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5" calcext:value-type="float">
            <text:p>5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5" calcext:value-type="float">
            <text:p>5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5" calcext:value-type="float">
            <text:p>5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5" calcext:value-type="float">
            <text:p>5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4" calcext:value-type="float">
            <text:p>4</text:p>
          </table:table-cell>
          <table:table-cell table:style-name="ce30" table:formula="of:=COUNTIF([.E$17:.E$995]; &quot;Completed Day 4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3" calcext:value-type="float">
            <text:p>3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1" office:value-type="string" calcext:value-type="string">
            <text:p>CE</text:p>
          </table:table-cell>
          <table:table-cell table:style-name="ce9" table:content-validation-name="val22"/>
          <table:table-cell table:style-name="ce37" office:value-type="string" calcext:value-type="string">
            <text:p>Create an Emporium class which store all the data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1" office:value-type="string" calcext:value-type="string">
            <text:p>MST</text:p>
          </table:table-cell>
          <table:table-cell table:style-name="ce9" table:content-validation-name="val22"/>
          <table:table-cell table:style-name="ce9" table:content-validation-name="val14" office:value-type="string" calcext:value-type="string">
            <text:p>Manager manage order i.e. pay and fill order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1" office:value-type="string" calcext:value-type="string">
            <text:p>SAVD</text:p>
          </table:table-cell>
          <table:table-cell table:style-name="ce9" table:content-validation-name="val22"/>
          <table:table-cell table:style-name="ce9" table:content-validation-name="val14" office:value-type="string" calcext:value-type="string">
            <text:p>Save the data on the file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1" office:value-type="string" calcext:value-type="string">
            <text:p>LOAD</text:p>
          </table:table-cell>
          <table:table-cell table:style-name="ce9" table:content-validation-name="val22"/>
          <table:table-cell table:style-name="ce9" table:content-validation-name="val14" office:value-type="string" calcext:value-type="string">
            <text:p>Load the data in the emporium file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 office:value-type="string" calcext:value-type="string">
            <text:p>Create a create which wil create almost all of the classes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 office:value-type="string" calcext:value-type="string">
            <text:p>in my program you might need the id of manager and pass 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to run so the id <text:s/>is : manager 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Pass : manager999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I have too many bugs in my program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5_Backlog" table:style-name="ta1">
        <table:shapes>
          <draw:frame draw:z-index="0" draw:name="Chart 1" draw:style-name="gr1" svg:width="295.37pt" svg:height="146.07pt" svg:x="321.76pt" svg:y="35.09pt">
            <loext:p draw:notify-on-update-of-ranges="Sprint_05_Backlog.B7:Sprint_05_Backlog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4" calcext:value-type="float">
            <text:p>4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3" calcext:value-type="float">
            <text:p>3</text:p>
          </table:table-cell>
          <table:table-cell table:style-name="ce30" table:formula="of:=COUNTIF([.E$17:.E$995]; &quot;Completed Day 1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3" calcext:value-type="float">
            <text:p>3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3" calcext:value-type="float">
            <text:p>3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3" calcext:value-type="float">
            <text:p>3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2" calcext:value-type="float">
            <text:p>2</text:p>
          </table:table-cell>
          <table:table-cell table:style-name="ce30" table:formula="of:=COUNTIF([.E$17:.E$995]; &quot;Completed Day 5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2" calcext:value-type="float">
            <text:p>2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3"/>
          <table:table-cell table:style-name="ce9" table:content-validation-name="val24"/>
          <table:table-cell table:style-name="ce37" office:value-type="string" calcext:value-type="string">
            <text:p>--&gt; Add tasks to complete each feature for this sprint</text:p>
          </table:table-cell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 office:value-type="string" calcext:value-type="string">
            <text:p>Add feature to fill_order, when ever server try to fill the data then it will show the every serving server need to fill. This feature can be accessed by the manager too.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 office:value-type="string" calcext:value-type="string">
            <text:p>Ask the user in the end to confirm the order by showing the whole serving and total for <text:s/>his order</text:p>
          </table:table-cell>
          <table:table-cell table:style-name="ce38" table:content-validation-name="val15" office:value-type="string" calcext:value-type="string">
            <text:p>Completed Day 1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 office:value-type="string" calcext:value-type="string">
            <text:p>Added another submenu in manage order where server or customer can see the order status </text:p>
          </table:table-cell>
          <table:table-cell table:style-name="ce38" table:content-validation-name="val15" office:value-type="string" calcext:value-type="string">
            <text:p>Completed Day 7</text:p>
          </table:table-cell>
          <table:table-cell table:content-validation-name="val16" office:value-type="string" calcext:value-type="string">
            <text:p>To access my program you need to use manager id and pas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manager id : manager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manager pass : manager999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while you can get info from the txt files where whole data is stored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6_Backlog" table:style-name="ta1">
        <table:shapes>
          <draw:frame draw:z-index="0" draw:name="Chart 1" draw:style-name="gr1" svg:width="295.37pt" svg:height="146.07pt" svg:x="321.76pt" svg:y="35.09pt">
            <loext:p draw:notify-on-update-of-ranges="Sprint_06_Backlog.B7:Sprint_06_Backlog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30" calcext:value-type="date">
            <text:p>Nov 30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4" calcext:value-type="float">
            <text:p>14</text:p>
          </table:table-cell>
          <table:table-cell table:style-name="ce30" table:number-columns-repeated="4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4" calcext:value-type="float">
            <text:p>14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4" calcext:value-type="float">
            <text:p>14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3" calcext:value-type="float">
            <text:p>13</text:p>
          </table:table-cell>
          <table:table-cell table:style-name="ce30" table:formula="of:=COUNTIF([.E$17:.E$995]; &quot;Completed Day 3&quot;)" office:value-type="float" office:value="1" calcext:value-type="float">
            <text:p>1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0" calcext:value-type="float">
            <text:p>10</text:p>
          </table:table-cell>
          <table:table-cell table:style-name="ce30" table:formula="of:=COUNTIF([.E$17:.E$995]; &quot;Completed Day 4&quot;)" office:value-type="float" office:value="3" calcext:value-type="float">
            <text:p>3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8" calcext:value-type="float">
            <text:p>8</text:p>
          </table:table-cell>
          <table:table-cell table:style-name="ce30" table:formula="of:=COUNTIF([.E$17:.E$995]; &quot;Completed Day 5&quot;)" office:value-type="float" office:value="2" calcext:value-type="float">
            <text:p>2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5" calcext:value-type="float">
            <text:p>5</text:p>
          </table:table-cell>
          <table:table-cell table:style-name="ce30" table:formula="of:=COUNTIF([.E$17:.E$995]; &quot;Completed Day 6&quot;)" office:value-type="float" office:value="3" calcext:value-type="float">
            <text:p>3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5" calcext:value-type="float">
            <text:p>5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9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5" office:value-type="string" calcext:value-type="string">
            <text:p>CM</text:p>
          </table:table-cell>
          <table:table-cell table:style-name="ce9" table:content-validation-name="val26" office:value-type="string" calcext:value-type="string">
            <text:p>VP</text:p>
          </table:table-cell>
          <table:table-cell table:style-name="ce37" office:value-type="string" calcext:value-type="string">
            <text:p>Create a Owner class herited from person class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5"/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Create an owner txt to store and load data for owner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5"/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Add aditional methods in Emporium class for Owner</text:p>
          </table:table-cell>
          <table:table-cell table:style-name="ce38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5" office:value-type="string" calcext:value-type="string">
            <text:p>P&amp;L</text:p>
          </table:table-cell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Load the data for profit in Profit.txt, when an order is filled 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5"/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Store the cost data in Cost.txt, when an item is restocked or server is paid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5"/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Load the data from Cost and Profit for financial report </text:p>
          </table:table-cell>
          <table:table-cell table:style-name="ce38" table:content-validation-name="val15" office:value-type="string" calcext:value-type="string">
            <text:p>Completed Day 4</text:p>
          </table:table-cell>
          <table:table-cell table:content-validation-name="val16" office:value-type="string" calcext:value-type="string">
            <text:p>Showing profit made by Orders and the investment in items and server payment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5" office:value-type="string" calcext:value-type="string">
            <text:p>RI</text:p>
          </table:table-cell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Show the inventory report, showing every item and its properties and quantities stored in the shop</text:p>
          </table:table-cell>
          <table:table-cell table:style-name="ce38" table:content-validation-name="val15" office:value-type="string" calcext:value-type="string">
            <text:p>Completed Day 3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5" office:value-type="string" calcext:value-type="string">
            <text:p>AI</text:p>
          </table:table-cell>
          <table:table-cell table:style-name="ce9" table:content-validation-name="val26" office:value-type="string" calcext:value-type="string">
            <text:p>VP</text:p>
          </table:table-cell>
          <table:table-cell table:style-name="ce9" table:content-validation-name="val14" office:value-type="string" calcext:value-type="string">
            <text:p>Restock items, so that it can be consumed during the order filling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 office:value-type="string" calcext:value-type="string">
            <text:p>you need to restock every new item, otherwise it will not come in the order</text:p>
          </table:table-cell>
          <table:table-cell table:style-name="ce38" table:content-validation-name="val15" office:value-type="string" calcext:value-type="string">
            <text:p>Completed Day 5</text:p>
          </table:table-cell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To run my program you might need password and is for owner, manager and server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The id and pass word for owner is: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 office:value-type="string" calcext:value-type="string">
            <text:p>NOTES:</text:p>
          </table:table-cell>
          <table:table-cell table:style-name="ce38" table:content-validation-name="val15"/>
          <table:table-cell table:content-validation-name="val16" office:value-type="string" calcext:value-type="string">
            <text:p>Id : Professor_is_owner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5"/>
          <table:table-cell table:style-name="ce9" table:content-validation-name="val26"/>
          <table:table-cell table:content-validation-name="val16" office:value-type="string" calcext:value-type="string">
            <text:p>The id and pass word for owner is:</text:p>
          </table:table-cell>
          <table:table-cell table:style-name="ce38" table:content-validation-name="val15"/>
          <table:table-cell table:content-validation-name="val16" office:value-type="string" calcext:value-type="string">
            <text:p>Pass: Rice_CSE_1325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5"/>
          <table:table-cell table:style-name="ce9" table:content-validation-name="val26"/>
          <table:table-cell table:content-validation-name="val16" office:value-type="string" calcext:value-type="string">
            <text:p>Id : Professor_is_owner</text:p>
          </table:table-cell>
          <table:table-cell table:style-name="ce38" table:content-validation-name="val15"/>
          <table:table-cell table:content-validation-name="val16" office:value-type="string" calcext:value-type="string">
            <text:p>id and password are case sensitive .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5"/>
          <table:table-cell table:style-name="ce9" table:content-validation-name="val26"/>
          <table:table-cell table:content-validation-name="val16" office:value-type="string" calcext:value-type="string">
            <text:p>Pass: Rice_CSE_1325</text:p>
          </table:table-cell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5"/>
          <table:table-cell table:style-name="ce9" table:content-validation-name="val26"/>
          <table:table-cell table:content-validation-name="val16" office:value-type="string" calcext:value-type="string">
            <text:p>id and password are case sensitive .</text:p>
          </table:table-cell>
          <table:table-cell table:style-name="ce38" table:content-validation-name="val15"/>
          <table:table-cell table:content-validation-name="val16" office:value-type="string" calcext:value-type="string">
            <text:p>The id and password for manger is: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5"/>
          <table:table-cell table:style-name="ce9" table:content-validation-name="val26"/>
          <table:table-cell table:content-validation-name="val16"/>
          <table:table-cell table:style-name="ce38" table:content-validation-name="val15"/>
          <table:table-cell table:content-validation-name="val16" office:value-type="string" calcext:value-type="string">
            <text:p>id: manager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pass: manager999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id2: manager2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 office:value-type="string" calcext:value-type="string">
            <text:p>pass: manager888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3:25:10.944272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11-30T02:23:28.958711685</dc:date>
    <meta:editing-cycles>119</meta:editing-cycles>
    <meta:editing-duration>PT17H23M30S</meta:editing-duration>
    <meta:document-statistic meta:table-count="7" meta:cell-count="11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6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7.96cm" xlink:href=".." xlink:type="simple" chart:class="chart:scatter" chart:style-name="ch1">
        <chart:title svg:x="4.85cm" svg:y="0.295cm" chart:style-name="ch2">
          <text:p>Product Backlog Burn Chart</text:p>
        </chart:title>
        <chart:plot-area chart:style-name="ch3" table:cell-range-address="Product_Backlog.A12:Product_Backlog.B18" svg:x="0.642cm" svg:y="1.094cm" svg:width="14.937cm" svg:height="5.894cm">
          <chartooo:coordinate-region svg:x="1.316cm" svg:y="1.293cm" svg:width="14.155cm" svg:height="5.048cm"/>
          <chart:axis chart:dimension="x" chart:name="primary-x" chart:style-name="ch4">
            <chart:title svg:x="7.484cm" svg:y="7.147cm" chart:style-name="ch5">
              <text:p>Sprints</text:p>
            </chart:title>
          </chart:axis>
          <chart:axis chart:dimension="y" chart:name="primary-y" chart:style-name="ch6">
            <chart:title svg:x="0cm" svg:y="6.956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Product_Backlog.B12:Product_Backlog.B18" chart:class="chart:scatter">
            <chart:domain table:cell-range-address="Product_Backlog.A12:Product_Backlog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duct_Backlog.A12:Product_Backlog.A18</svg:desc>
                </draw:g>
              </table:table-cell>
              <table:table-cell office:value-type="float" office:value="37">
                <text:p>37</text:p>
                <draw:g>
                  <svg:desc>Product_Backlog.B12:Product_Backlog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1_Backlog.B7:Sprint_01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532cm" svg:y="1.346cm" svg:width="8.572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3_Backlog.B7:Sprint_03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3_Backlog.B7:Sprint_03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print_03_Backlog.B7:Sprint_03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4_Backlog.B7:Sprint_04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4_Backlog.B7:Sprint_04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print_04_Backlog.B7:Sprint_04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5_Backlog.B7:Sprint_05_Backlog.B14" svg:x="1.219cm" svg:y="1.147cm" svg:width="8.993cm" svg:height="2.922cm">
          <chartooo:coordinate-region svg:x="1.532cm" svg:y="1.347cm" svg:width="8.572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5_Backlog.B7:Sprint_05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print_05_Backlog.B7:Sprint_05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6_Backlog.B7:Sprint_06_Backlog.B14" svg:x="1.219cm" svg:y="1.147cm" svg:width="8.993cm" svg:height="2.922cm">
          <chartooo:coordinate-region svg:x="1.532cm" svg:y="1.346cm" svg:width="8.361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6_Backlog.B7:Sprint_06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print_06_Backlog.B7:Sprint_06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